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347in"/>
    </style:style>
    <style:style style:name="Table1.B" style:family="table-column">
      <style:table-column-properties style:column-width="1.75in"/>
    </style:style>
    <style:style style:name="Table1.C" style:family="table-column">
      <style:table-column-properties style:column-width="4.2382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5.5in" table:align="left"/>
    </style:style>
    <style:style style:name="Table2.A" style:family="table-column">
      <style:table-column-properties style:column-width="2.9521in"/>
    </style:style>
    <style:style style:name="Table2.B" style:family="table-column">
      <style:table-column-properties style:column-width="1.3576in"/>
    </style:style>
    <style:style style:name="Table2.C" style:family="table-column">
      <style:table-column-properties style:column-width="1.190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5.5in" table:align="left"/>
    </style:style>
    <style:style style:name="Table3.A" style:family="table-column">
      <style:table-column-properties style:column-width="2.9521in"/>
    </style:style>
    <style:style style:name="Table3.B" style:family="table-column">
      <style:table-column-properties style:column-width="1.3576in"/>
    </style:style>
    <style:style style:name="Table3.C" style:family="table-column">
      <style:table-column-properties style:column-width="1.1903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5.5in" table:align="left"/>
    </style:style>
    <style:style style:name="Table4.A" style:family="table-column">
      <style:table-column-properties style:column-width="2.9521in"/>
    </style:style>
    <style:style style:name="Table4.B" style:family="table-column">
      <style:table-column-properties style:column-width="1.3576in"/>
    </style:style>
    <style:style style:name="Table4.C" style:family="table-column">
      <style:table-column-properties style:column-width="1.190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72f6" officeooo:paragraph-rsid="000d72f6"/>
    </style:style>
    <style:style style:name="P2" style:family="paragraph" style:parent-style-name="Standard">
      <style:text-properties officeooo:rsid="0018f3f0" officeooo:paragraph-rsid="0027004d"/>
    </style:style>
    <style:style style:name="P3" style:family="paragraph" style:parent-style-name="Standard">
      <style:text-properties officeooo:rsid="0018f3f0" officeooo:paragraph-rsid="002a48c7"/>
    </style:style>
    <style:style style:name="P4" style:family="paragraph" style:parent-style-name="Standard">
      <style:text-properties officeooo:rsid="0018f3f0" officeooo:paragraph-rsid="002bb1fa"/>
    </style:style>
    <style:style style:name="P5" style:family="paragraph" style:parent-style-name="Standard">
      <style:text-properties officeooo:rsid="0013b0bd" officeooo:paragraph-rsid="001dbbad"/>
    </style:style>
    <style:style style:name="P6" style:family="paragraph" style:parent-style-name="Standard">
      <style:text-properties officeooo:rsid="00159e77" officeooo:paragraph-rsid="0026cb0b"/>
    </style:style>
    <style:style style:name="P7" style:family="paragraph" style:parent-style-name="Standard">
      <style:text-properties fo:font-weight="bold" officeooo:rsid="00268922" officeooo:paragraph-rsid="00268922" style:font-weight-asian="bold" style:font-weight-complex="bold"/>
    </style:style>
    <style:style style:name="P8" style:family="paragraph" style:parent-style-name="Standard">
      <style:text-properties fo:font-weight="bold" officeooo:rsid="00268922" officeooo:paragraph-rsid="0031f265" style:font-weight-asian="bold" style:font-weight-complex="bold"/>
    </style:style>
    <style:style style:name="P9" style:family="paragraph" style:parent-style-name="Standard">
      <style:text-properties fo:font-weight="bold" officeooo:rsid="002e69af" officeooo:paragraph-rsid="002e69af" style:font-weight-asian="bold" style:font-weight-complex="bold"/>
    </style:style>
    <style:style style:name="P10" style:family="paragraph" style:parent-style-name="Standard">
      <style:text-properties fo:font-weight="bold" officeooo:rsid="00333062" officeooo:paragraph-rsid="00333062" style:font-weight-asian="bold" style:font-weight-complex="bold"/>
    </style:style>
    <style:style style:name="P11" style:family="paragraph" style:parent-style-name="Standard">
      <style:text-properties fo:font-weight="bold" officeooo:rsid="0031f265" officeooo:paragraph-rsid="0031f265" style:font-weight-asian="bold" style:font-weight-complex="bold"/>
    </style:style>
    <style:style style:name="P12" style:family="paragraph" style:parent-style-name="Standard">
      <style:text-properties fo:font-weight="bold" officeooo:rsid="000d72f6" officeooo:paragraph-rsid="000d72f6" style:font-weight-asian="bold" style:font-weight-complex="bold"/>
    </style:style>
    <style:style style:name="P13" style:family="paragraph" style:parent-style-name="Standard">
      <style:text-properties officeooo:rsid="0027004d" officeooo:paragraph-rsid="0027004d"/>
    </style:style>
    <style:style style:name="P14" style:family="paragraph" style:parent-style-name="Standard">
      <style:text-properties officeooo:rsid="0027004d" officeooo:paragraph-rsid="00316572"/>
    </style:style>
    <style:style style:name="P15" style:family="paragraph" style:parent-style-name="Standard">
      <style:text-properties officeooo:rsid="002c9ce2" officeooo:paragraph-rsid="002c9ce2"/>
    </style:style>
    <style:style style:name="P16" style:family="paragraph" style:parent-style-name="Standard">
      <style:text-properties officeooo:rsid="003098cd" officeooo:paragraph-rsid="003098cd"/>
    </style:style>
    <style:style style:name="P17" style:family="paragraph" style:parent-style-name="Standard">
      <style:text-properties fo:font-weight="normal" officeooo:rsid="003098cd" officeooo:paragraph-rsid="003098cd" style:font-weight-asian="normal" style:font-weight-complex="normal"/>
    </style:style>
    <style:style style:name="P18" style:family="paragraph" style:parent-style-name="Standard">
      <style:text-properties fo:font-weight="normal" officeooo:rsid="00268922" officeooo:paragraph-rsid="0043e658" style:font-weight-asian="normal" style:font-weight-complex="normal"/>
    </style:style>
    <style:style style:name="P19" style:family="paragraph" style:parent-style-name="Standard">
      <style:text-properties fo:font-weight="normal" officeooo:rsid="00458579" officeooo:paragraph-rsid="0045a02a" style:font-weight-asian="normal" style:font-weight-complex="normal"/>
    </style:style>
    <style:style style:name="P20" style:family="paragraph" style:parent-style-name="Standard">
      <style:text-properties fo:font-weight="normal" officeooo:rsid="0040612e" officeooo:paragraph-rsid="0040612e" style:font-weight-asian="normal" style:font-weight-complex="normal"/>
    </style:style>
    <style:style style:name="P21" style:family="paragraph" style:parent-style-name="Standard">
      <style:text-properties fo:font-weight="normal" officeooo:rsid="00399b71" officeooo:paragraph-rsid="0048c302" style:font-weight-asian="normal" style:font-weight-complex="normal"/>
    </style:style>
    <style:style style:name="P22" style:family="paragraph" style:parent-style-name="Standard">
      <style:text-properties fo:font-weight="normal" officeooo:rsid="0045a02a" officeooo:paragraph-rsid="00480b57" style:font-weight-asian="normal" style:font-weight-complex="normal"/>
    </style:style>
    <style:style style:name="P23" style:family="paragraph" style:parent-style-name="Standard">
      <style:text-properties officeooo:rsid="00316572" officeooo:paragraph-rsid="00343a85"/>
    </style:style>
    <style:style style:name="P24" style:family="paragraph" style:parent-style-name="Standard">
      <style:text-properties officeooo:rsid="0038b1af" officeooo:paragraph-rsid="0038b1af"/>
    </style:style>
    <style:style style:name="P25" style:family="paragraph" style:parent-style-name="Standard">
      <style:text-properties officeooo:rsid="003b79e9" officeooo:paragraph-rsid="0045a02a"/>
    </style:style>
    <style:style style:name="P26" style:family="paragraph" style:parent-style-name="Standard">
      <style:text-properties officeooo:rsid="00343a85" officeooo:paragraph-rsid="00316572"/>
    </style:style>
    <style:style style:name="P27" style:family="paragraph" style:parent-style-name="Standard">
      <style:text-properties officeooo:rsid="00343a85" officeooo:paragraph-rsid="00343a85"/>
    </style:style>
    <style:style style:name="P28" style:family="paragraph" style:parent-style-name="Standard">
      <style:text-properties officeooo:paragraph-rsid="0040612e"/>
    </style:style>
    <style:style style:name="P29" style:family="paragraph" style:parent-style-name="Standard">
      <style:text-properties officeooo:rsid="00458579" officeooo:paragraph-rsid="00458579"/>
    </style:style>
    <style:style style:name="P30" style:family="paragraph" style:parent-style-name="Standard">
      <style:text-properties officeooo:rsid="00458579" officeooo:paragraph-rsid="0045a02a"/>
    </style:style>
    <style:style style:name="P31" style:family="paragraph" style:parent-style-name="Standard">
      <style:text-properties officeooo:rsid="0045a02a" officeooo:paragraph-rsid="0045a02a"/>
    </style:style>
    <style:style style:name="P32" style:family="paragraph" style:parent-style-name="Standard">
      <style:text-properties officeooo:rsid="0045a02a" officeooo:paragraph-rsid="0057d86f"/>
    </style:style>
    <style:style style:name="P33" style:family="paragraph" style:parent-style-name="Standard">
      <style:text-properties officeooo:rsid="00480b57" officeooo:paragraph-rsid="00480b57"/>
    </style:style>
    <style:style style:name="P34" style:family="paragraph" style:parent-style-name="Standard">
      <style:text-properties officeooo:rsid="00480b57" officeooo:paragraph-rsid="0056971a"/>
    </style:style>
    <style:style style:name="P35" style:family="paragraph" style:parent-style-name="Standard">
      <style:text-properties officeooo:rsid="0036c8a9" officeooo:paragraph-rsid="00458579"/>
    </style:style>
    <style:style style:name="P36" style:family="paragraph" style:parent-style-name="Standard">
      <style:text-properties officeooo:rsid="0027df19" officeooo:paragraph-rsid="0057d86f"/>
    </style:style>
    <style:style style:name="P37" style:family="paragraph" style:parent-style-name="Table_20_Contents">
      <style:text-properties officeooo:rsid="00458579" officeooo:paragraph-rsid="00458579"/>
    </style:style>
    <style:style style:name="P38" style:family="paragraph" style:parent-style-name="Table_20_Contents">
      <style:text-properties officeooo:rsid="00458579" officeooo:paragraph-rsid="0045a02a"/>
    </style:style>
    <style:style style:name="P39" style:family="paragraph" style:parent-style-name="Table_20_Contents">
      <style:text-properties officeooo:rsid="0036c8a9" officeooo:paragraph-rsid="0045a02a"/>
    </style:style>
    <style:style style:name="P40" style:family="paragraph" style:parent-style-name="Table_20_Contents">
      <style:text-properties officeooo:rsid="0045a02a" officeooo:paragraph-rsid="0045a02a"/>
    </style:style>
    <style:style style:name="P41" style:family="paragraph" style:parent-style-name="Table_20_Contents">
      <style:text-properties officeooo:rsid="00480b57" officeooo:paragraph-rsid="00480b57"/>
    </style:style>
    <style:style style:name="P42" style:family="paragraph" style:parent-style-name="Table_20_Contents">
      <style:text-properties officeooo:rsid="00489b55" officeooo:paragraph-rsid="00489b55"/>
    </style:style>
    <style:style style:name="P43" style:family="paragraph" style:parent-style-name="Standard">
      <style:text-properties officeooo:rsid="002c9ce2" officeooo:paragraph-rsid="0059d38d"/>
    </style:style>
    <style:style style:name="P44" style:family="paragraph" style:parent-style-name="Standard">
      <style:text-properties officeooo:rsid="0045a02a" officeooo:paragraph-rsid="005a87c6"/>
    </style:style>
    <style:style style:name="P45" style:family="paragraph" style:parent-style-name="Standard">
      <style:text-properties officeooo:rsid="0027004d" officeooo:paragraph-rsid="0027004d"/>
    </style:style>
    <style:style style:name="P46" style:family="paragraph" style:parent-style-name="Standard">
      <style:text-properties officeooo:rsid="00458579" officeooo:paragraph-rsid="00458579"/>
    </style:style>
    <style:style style:name="P47" style:family="paragraph" style:parent-style-name="Standard">
      <style:paragraph-properties fo:break-before="page"/>
      <style:text-properties officeooo:rsid="00458579" officeooo:paragraph-rsid="00458579"/>
    </style:style>
    <style:style style:name="T1" style:family="text">
      <style:text-properties officeooo:rsid="000d72f6"/>
    </style:style>
    <style:style style:name="T2" style:family="text">
      <style:text-properties officeooo:rsid="0026cb0b"/>
    </style:style>
    <style:style style:name="T3" style:family="text">
      <style:text-properties officeooo:rsid="0027004d"/>
    </style:style>
    <style:style style:name="T4" style:family="text">
      <style:text-properties officeooo:rsid="0029aeb6"/>
    </style:style>
    <style:style style:name="T5" style:family="text">
      <style:text-properties officeooo:rsid="002baac7"/>
    </style:style>
    <style:style style:name="T6" style:family="text">
      <style:text-properties officeooo:rsid="002bb1fa"/>
    </style:style>
    <style:style style:name="T7" style:family="text">
      <style:text-properties officeooo:rsid="002fe381"/>
    </style:style>
    <style:style style:name="T8" style:family="text">
      <style:text-properties officeooo:rsid="003098cd"/>
    </style:style>
    <style:style style:name="T9" style:family="text">
      <style:text-properties officeooo:rsid="00316572"/>
    </style:style>
    <style:style style:name="T10" style:family="text">
      <style:text-properties officeooo:rsid="0031761c"/>
    </style:style>
    <style:style style:name="T11" style:family="text">
      <style:text-properties officeooo:rsid="0031f265"/>
    </style:style>
    <style:style style:name="T12" style:family="text">
      <style:text-properties officeooo:rsid="00343a85"/>
    </style:style>
    <style:style style:name="T13" style:family="text">
      <style:text-properties fo:font-weight="normal" officeooo:rsid="0040612e" style:font-weight-asian="normal" style:font-weight-complex="normal"/>
    </style:style>
    <style:style style:name="T14" style:family="text">
      <style:text-properties fo:font-weight="normal" officeooo:rsid="000d72f6" style:font-weight-asian="normal" style:font-weight-complex="normal"/>
    </style:style>
    <style:style style:name="T15" style:family="text">
      <style:text-properties fo:font-weight="normal" officeooo:rsid="00430e60" style:font-weight-asian="normal" style:font-weight-complex="normal"/>
    </style:style>
    <style:style style:name="T16" style:family="text">
      <style:text-properties fo:font-weight="normal" officeooo:rsid="0047a82c" style:font-weight-asian="normal" style:font-weight-complex="normal"/>
    </style:style>
    <style:style style:name="T17" style:family="text">
      <style:text-properties fo:font-weight="normal" officeooo:rsid="00524f0b" style:font-weight-asian="normal" style:font-weight-complex="normal"/>
    </style:style>
    <style:style style:name="T18" style:family="text">
      <style:text-properties fo:font-weight="normal" officeooo:rsid="0058bff5" style:font-weight-asian="normal" style:font-weight-complex="normal"/>
    </style:style>
    <style:style style:name="T19" style:family="text">
      <style:text-properties officeooo:rsid="0041377f"/>
    </style:style>
    <style:style style:name="T20" style:family="text">
      <style:text-properties officeooo:rsid="0045a02a"/>
    </style:style>
    <style:style style:name="T21" style:family="text">
      <style:text-properties officeooo:rsid="00480b57"/>
    </style:style>
    <style:style style:name="T22" style:family="text">
      <style:text-properties officeooo:rsid="0048c302"/>
    </style:style>
    <style:style style:name="T23" style:family="text">
      <style:text-properties officeooo:rsid="004a0b0f"/>
    </style:style>
    <style:style style:name="T24" style:family="text">
      <style:text-properties officeooo:rsid="0056971a"/>
    </style:style>
    <style:style style:name="T25" style:family="text">
      <style:text-properties officeooo:rsid="0057d86f"/>
    </style:style>
    <style:style style:name="T26" style:family="text">
      <style:text-properties officeooo:rsid="0059a9f7"/>
    </style:style>
    <style:style style:name="T27" style:family="text">
      <style:text-properties officeooo:rsid="0059d38d"/>
    </style:style>
    <style:style style:name="T28" style:family="text">
      <style:text-properties officeooo:rsid="005a87c6"/>
    </style:style>
    <style:style style:name="T29" style:family="text">
      <style:text-properties officeooo:rsid="005c1d39"/>
    </style:style>
    <style:style style:name="T3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TM <text:span text:style-name="T29">Stability</text:span></text:p>
      <text:p text:style-name="P1">Written by David McDougall, 2017</text:p>
      <text:p text:style-name="P5"/>
      <text:p text:style-name="P7">Introduction</text:p>
      <text:p text:style-name="P28"><text:span text:style-name="T1">This is a response to the paper: "</text:span>Why Does the Neocortex Have Columns,<text:span text:style-name="T1"> </text:span>A<text:span text:style-name="T1"> </text:span>Theory of Learning the Structure of the World<text:span text:style-name="T1">" </text:span>Hawkins, Ahmad, Cui<text:span text:style-name="T1">, 2017, </text:span>http://dx.doi.org/10.1101/162263<text:span text:style-name="T1">. <text:s/>The paper describes how two layers of HTM neurons can be used to learn viewpoint invariant representations. <text:s/>The model however does not form the viewpoint invariant representations; it assigns them and forces the output layer to hold them active during supervised learning. <text:s/>I have found an unsupervised method of forming viewpoint invariant representations. <text:s/>The method is implemented and tested on random data. <text:s/>It appears to work as intended. <text:s/></text:span><text:span text:style-name="T13">The purpose of these experiments is to show that the </text:span><text:span text:style-name="T14">method</text:span><text:span text:style-name="T13"> c</text:span><text:span text:style-name="T16">ould</text:span><text:span text:style-name="T13"> work</text:span><text:span text:style-name="T15">;</text:span><text:span text:style-name="T13"> these experiments do not use real world data. <text:s/></text:span><text:span text:style-name="T17">In the future I hope to implement the full two layer circuit, incorperate this method into it, and test it on </text:span><text:span text:style-name="T18">visual data</text:span><text:span text:style-name="T17">. <text:s/></text:span></text:p>
      <text:p text:style-name="P20"/>
      <text:p text:style-name="P18">The source code for th<text:span text:style-name="T21">ese</text:span> experiment<text:span text:style-name="T21">s</text:span> <text:span text:style-name="T21">is</text:span> posted at <text:span text:style-name="T8">github.com/ctrl-z-9000-times/HTM_experiments, see file stability_experiment.py. <text:s/></text:span></text:p>
      <text:p text:style-name="P8"/>
      <text:p text:style-name="P9">Model</text:p>
      <text:p text:style-name="P33">All of the changes to the model are in the <text:span text:style-name="T27">output layer spatial pooler (S.P.)</text:span> and so only th<text:span text:style-name="T27">at </text:span>SP is implemented and tested. <text:s/><text:span text:style-name="T2">This model builds on the existing spatial pooler model described by (Cui, Ahmad, Hawkins, 2017, "The HTM Spatial Pooler - a neocortical..."). <text:s/>This model adds two critical features to their SP, 1) a new mechanism for stability and 2) proximal dendrites now have multiple segments. <text:s/></text:span></text:p>
      <text:p text:style-name="P6"/>
      <text:p text:style-name="P36"><text:span text:style-name="T4">1) </text:span>A <text:span text:style-name="T24">mechanism </text:span>for <text:span text:style-name="T2">stability.</text:span> <text:s/><text:span text:style-name="T21">The stability of an SDR is defined as the overlap in its activations between consecutive moments in time. <text:s/>The stability </text:span>of the <text:span text:style-name="T3">output layer </text:span>mini-columns <text:span text:style-name="T3">is then the amount of overlap in the output layer's mini-column activations between consecutive moments in time. <text:s/>There is a target output layer mini-column stability which the mechanism maintains by forcing mini-columns to remain active if too few active mini-columns from the previous cycle remained active. <text:s/>Mini-columns remain active if they fulfill the following criteria:</text:span></text:p>
      <text:p text:style-name="P3"><text:span text:style-name="T7">A</text:span>) Was active in the previous time step,</text:p>
      <text:p text:style-name="P3"><text:span text:style-name="T7">B</text:span>) Is no longer activ<text:span text:style-name="T5">ated by feed forward input</text:span>,</text:p>
      <text:p text:style-name="P4"><text:span text:style-name="T7">C</text:span>) Is one of the X most proximally excited <text:span text:style-name="T6">mini-columns</text:span>, among the <text:span text:style-name="T6">mini-columns </text:span>which meet the criteria <text:span text:style-name="T27">A</text:span> &amp; <text:span text:style-name="T27">B</text:span>, where X <text:span text:style-name="T27">proportional to</text:span> <text:span text:style-name="T19">the </text:span>target<text:span text:style-name="T19"> </text:span>stability <text:span text:style-name="T19">minus the </text:span>actual<text:span text:style-name="T19"> </text:span>stability.<text:span text:style-name="T19"> <text:s/></text:span></text:p>
      <text:p text:style-name="P34"><text:span text:style-name="T24">The purpose of this mechanism is to make </text:span>the output layer mini-columns differentiate between objects on the basis of how fast and with long term reproducibility the input sensor moves between the objects. <text:s/></text:p>
      <text:p text:style-name="P2"/>
      <text:p text:style-name="P43">2) Proximal dendrites have multiple independent segments.<text:span text:style-name="T27"> <text:s/>The spatial pooler models the proximal dendrites of a pyramidal neuron. <text:s/>Numenta models the surface of these dendrites as a single large surface area. <text:s/>In this new model the proximal dendrites have been split into multiple distinct areas which operate independently from each other. <text:s/>Splitting the dendrites into independent segments offers the SP some of the same benefits as it offers the TM, such as protecting synapses from learning when they are not in use because inactive segments do not learn. <text:s/>I hypothesis that multiple proximal segments are critical for L2/3 SP stability because they allow columns to recognize a larger number of distinct inputs. <text:s/>These inputs may have little to no semantic similarity which means that their ability to share proximal dendrite segments is limited. <text:s/></text:span></text:p>
      <text:p text:style-name="P15">Implementation: A mini-columns overall excitement is the excitement of its most excited segment. <text:s/>When a mini-column activates only the most excited segment is allowed to learn. <text:s/>Boosting is applied at the segment level.<text:span text:style-name="T8"> <text:s/></text:span></text:p>
      <text:p text:style-name="P13"><text:soft-page-break/><text:span text:style-name="T30">Dataset</text:span></text:p>
      <text:p text:style-name="P16">The model is tested using randomly generated data. <text:s/>The dataset contains randomly generated sets of neuron activations. <text:s/>Each datum represents<text:span text:style-name="T21"> a set of</text:span> activations in the input layer. <text:s/>The dataset is organized into <text:span text:style-name="T10">100</text:span> objects with <text:span text:style-name="T10">10 </text:span>elements each. <text:s/>This is a time series dataset<text:span text:style-name="T12">; </text:span>the dataset <text:span text:style-name="T12">picks a random object, </text:span>plays <text:span text:style-name="T10">20 </text:span>elements from <text:span text:style-name="T12">it in random order, and repeats indefinitely</text:span>.<text:span text:style-name="T9"> <text:s/>The model trains on the dataset for 100,000 cycles. <text:s/>A new </text:span>dataset is generated every time the program is run.<text:span text:style-name="T9"> <text:s/></text:span></text:p>
      <text:p text:style-name="P17"/>
      <text:p text:style-name="P10">Parameter Optimization</text:p>
      <text:p text:style-name="P16">The parameters in the model <text:span text:style-name="T11">were</text:span> optimized using an evolutionary algorithm. <text:s/><text:span text:style-name="T12">The model was evaluated based on a combination of the following </text:span>metrics<text:span text:style-name="T12">:</text:span></text:p>
      <text:p text:style-name="P14">1<text:span text:style-name="T8">) Object classification accuracy. <text:s/>A statistical classifier was trained to recognized to current object. <text:s/>This metric is maximized.</text:span></text:p>
      <text:p text:style-name="P26">2) Intra-object overlap. <text:s/>This is the <text:span text:style-name="T28">average </text:span>amount of output layer mini-column overlap between elements of the same object. <text:s/>This is exhaustively measured before and after training on the dataset. <text:s/>This metric is maximized. <text:s/></text:p>
      <text:p text:style-name="P27">3) Inter-object overlap. <text:s/>This is the <text:span text:style-name="T28">average </text:span>amount of output layer mini-column overlap between different objects. <text:s/>This is not exhaustively measured, 1/25 of the possible overlaps are sampled for efficiency. <text:s/>This metric is minimized.</text:p>
      <text:p text:style-name="P23">4) Memory consumption. <text:s/>This metric is minimized if the program exceeds a certain memory usage. <text:s/></text:p>
      <text:p text:style-name="P13"/>
      <text:p text:style-name="P11">Results</text:p>
      <text:p text:style-name="P33">The evolutionary algorithm suggested the following parameters.</text:p>
      <table:table table:name="Table1" table:style-name="Table1">
        <table:table-column table:style-name="Table1.A"/>
        <table:table-column table:style-name="Table1.B"/>
        <table:table-column table:style-name="Table1.C"/>
        <table:table-row>
          <table:table-cell table:style-name="Table1.A1" office:value-type="string">
            <text:p text:style-name="P39">Parameter</text:p>
          </table:table-cell>
          <table:table-cell table:style-name="Table1.A1" office:value-type="string">
            <text:p text:style-name="P39">Value</text:p>
          </table:table-cell>
          <table:table-cell table:style-name="Table1.C1" office:value-type="string">
            <text:p text:style-name="P39">Description &amp; Notes</text:p>
          </table:table-cell>
        </table:table-row>
        <table:table-row>
          <table:table-cell table:style-name="Table1.A2" office:value-type="string">
            <text:p text:style-name="P19">enc_size</text:p>
          </table:table-cell>
          <table:table-cell table:style-name="Table1.A2" office:value-type="string">
            <text:p text:style-name="P19">1950</text:p>
          </table:table-cell>
          <table:table-cell table:style-name="Table1.C2" office:value-type="string">
            <text:p text:style-name="P41">Number of neurons in the input layer.</text:p>
          </table:table-cell>
        </table:table-row>
        <table:table-row>
          <table:table-cell table:style-name="Table1.A2" office:value-type="string">
            <text:p text:style-name="P19">enc_sparsity</text:p>
          </table:table-cell>
          <table:table-cell table:style-name="Table1.A2" office:value-type="string">
            <text:p text:style-name="P19">1<text:span text:style-name="T21">.</text:span>70122738181<text:span text:style-name="T21">%</text:span></text:p>
          </table:table-cell>
          <table:table-cell table:style-name="Table1.C2" office:value-type="string">
            <text:p text:style-name="P41">Sparsity of input layer activations.</text:p>
          </table:table-cell>
        </table:table-row>
        <table:table-row>
          <table:table-cell table:style-name="Table1.A2" office:value-type="string">
            <text:p text:style-name="P19">init_dist<text:span text:style-name="T20">[0]</text:span></text:p>
          </table:table-cell>
          <table:table-cell table:style-name="Table1.A2" office:value-type="string">
            <text:p text:style-name="P19">0.049742999835167091</text:p>
          </table:table-cell>
          <table:table-cell table:style-name="Table1.C2" office:value-type="string">
            <text:p text:style-name="P41">Average permanence of new synapses.</text:p>
          </table:table-cell>
        </table:table-row>
        <table:table-row>
          <table:table-cell table:style-name="Table1.A2" office:value-type="string">
            <text:p text:style-name="P19">init_dist<text:span text:style-name="T20">[1]</text:span></text:p>
          </table:table-cell>
          <table:table-cell table:style-name="Table1.A2" office:value-type="string">
            <text:p text:style-name="P19">0.032157580415712081</text:p>
          </table:table-cell>
          <table:table-cell table:style-name="Table1.C2" office:value-type="string">
            <text:p text:style-name="P41">Standard deviation of permanence of new synapses.</text:p>
          </table:table-cell>
        </table:table-row>
        <table:table-row>
          <table:table-cell table:style-name="Table1.A2" office:value-type="string">
            <text:p text:style-name="P40">alpha</text:p>
          </table:table-cell>
          <table:table-cell table:style-name="Table1.A2" office:value-type="string">
            <text:p text:style-name="P19">0.00694063418348 </text:p>
          </table:table-cell>
          <table:table-cell table:style-name="Table1.C2" office:value-type="string">
            <text:p text:style-name="P42">Controls the strength of the Boosting algorithm.</text:p>
          </table:table-cell>
        </table:table-row>
        <table:table-row>
          <table:table-cell table:style-name="Table1.A2" office:value-type="string">
            <text:p text:style-name="P19">cols</text:p>
          </table:table-cell>
          <table:table-cell table:style-name="Table1.A2" office:value-type="string">
            <text:p text:style-name="P19">2000</text:p>
          </table:table-cell>
          <table:table-cell table:style-name="Table1.C2" office:value-type="string">
            <text:p text:style-name="P40"><text:span text:style-name="T21">Number of output layer mini-columns. <text:s/></text:span>Note: this parameter was this was not evolved.</text:p>
          </table:table-cell>
        </table:table-row>
        <table:table-row>
          <table:table-cell table:style-name="Table1.A2" office:value-type="string">
            <text:p text:style-name="P19">col_sparsity</text:p>
          </table:table-cell>
          <table:table-cell table:style-name="Table1.A2" office:value-type="string">
            <text:p text:style-name="P19">1<text:span text:style-name="T21">%</text:span></text:p>
          </table:table-cell>
          <table:table-cell table:style-name="Table1.C2" office:value-type="string">
            <text:p text:style-name="P40"><text:span text:style-name="T21">Output layer mini-column sparsity. <text:s/></text:span>Note: this parameter was this was not evolved.</text:p>
          </table:table-cell>
        </table:table-row>
        <table:table-row>
          <table:table-cell table:style-name="Table1.A2" office:value-type="string">
            <text:p text:style-name="P19">pp</text:p>
          </table:table-cell>
          <table:table-cell table:style-name="Table1.A2" office:value-type="string">
            <text:p text:style-name="P19">139<text:span text:style-name="T20">4</text:span></text:p>
          </table:table-cell>
          <table:table-cell table:style-name="Table1.C2" office:value-type="string">
            <text:p text:style-name="P41">Size of potential pool<text:span text:style-name="T28">.</text:span></text:p>
          </table:table-cell>
        </table:table-row>
        <table:table-row>
          <table:table-cell table:style-name="Table1.A2" office:value-type="string">
            <text:p text:style-name="P19">dec</text:p>
          </table:table-cell>
          <table:table-cell table:style-name="Table1.A2" office:value-type="string">
            <text:p text:style-name="P19"><text:s/>0.00357969954117 </text:p>
          </table:table-cell>
          <table:table-cell table:style-name="Table1.C2" office:value-type="string">
            <text:p text:style-name="P41">Permanence decrement.</text:p>
          </table:table-cell>
        </table:table-row>
        <table:table-row>
          <table:table-cell table:style-name="Table1.A2" office:value-type="string">
            <text:p text:style-name="P19">inc</text:p>
          </table:table-cell>
          <table:table-cell table:style-name="Table1.A2" office:value-type="string">
            <text:p text:style-name="P19">0.0620456340463 </text:p>
          </table:table-cell>
          <table:table-cell table:style-name="Table1.C2" office:value-type="string">
            <text:p text:style-name="P41">Permanence increment.</text:p>
          </table:table-cell>
        </table:table-row>
        <table:table-row>
          <table:table-cell table:style-name="Table1.A2" office:value-type="string">
            <text:p text:style-name="P19">thresh</text:p>
          </table:table-cell>
          <table:table-cell table:style-name="Table1.A2" office:value-type="string">
            <text:p text:style-name="P19">0.138191824662</text:p>
          </table:table-cell>
          <table:table-cell table:style-name="Table1.C2" office:value-type="string">
            <text:p text:style-name="P41">Connected synapse permanence threshold.</text:p>
          </table:table-cell>
        </table:table-row>
        <table:table-row>
          <table:table-cell table:style-name="Table1.A2" office:value-type="string">
            <text:p text:style-name="P19">prox_segs</text:p>
          </table:table-cell>
          <table:table-cell table:style-name="Table1.A2" office:value-type="string">
            <text:p text:style-name="P19">7</text:p>
          </table:table-cell>
          <table:table-cell table:style-name="Table1.C2" office:value-type="string">
            <text:p text:style-name="P41">Number of proximal segments per mini-column.</text:p>
          </table:table-cell>
        </table:table-row>
        <table:table-row>
          <table:table-cell table:style-name="Table1.A2" office:value-type="string">
            <text:p text:style-name="P19">min_stab</text:p>
          </table:table-cell>
          <table:table-cell table:style-name="Table1.A2" office:value-type="string">
            <text:p text:style-name="P19">0.642926775309 </text:p>
          </table:table-cell>
          <table:table-cell table:style-name="Table1.C2" office:value-type="string">
            <text:p text:style-name="P41">Target output layer mini-column stability.</text:p>
          </table:table-cell>
        </table:table-row>
      </table:table>
      <text:p text:style-name="P22">Table 1. <text:span text:style-name="T21"><text:s/>Model P</text:span>arameters<text:span text:style-name="T21">.</text:span></text:p>
      <text:p text:style-name="P22"/>
      <text:p text:style-name="P29"/>
      <text:p text:style-name="P47"><text:span text:style-name="T20">Running</text:span> the model yielded following results<text:span text:style-name="T20">. <text:s/></text:span></text:p>
      <table:table table:name="Table2" table:style-name="Table2">
        <table:table-column table:style-name="Table2.A"/>
        <table:table-column table:style-name="Table2.B"/>
        <table:table-column table:style-name="Table2.C"/>
        <table:table-row>
          <table:table-cell table:style-name="Table2.A1" office:value-type="string">
            <text:p text:style-name="P37">Metric</text:p>
          </table:table-cell>
          <table:table-cell table:style-name="Table2.A1" office:value-type="string">
            <text:p text:style-name="P37">Before Training</text:p>
          </table:table-cell>
          <table:table-cell table:style-name="Table2.C1" office:value-type="string">
            <text:p text:style-name="P37">After Training</text:p>
          </table:table-cell>
        </table:table-row>
        <table:table-row>
          <table:table-cell table:style-name="Table2.A2" office:value-type="string">
            <text:p text:style-name="P37">Inter object overlap</text:p>
          </table:table-cell>
          <table:table-cell table:style-name="Table2.A2" office:value-type="string">
            <text:p text:style-name="P29">0.011848 </text:p>
          </table:table-cell>
          <table:table-cell table:style-name="Table2.C2" office:value-type="string">
            <text:p text:style-name="P29">0.0093156 </text:p>
          </table:table-cell>
        </table:table-row>
        <table:table-row>
          <table:table-cell table:style-name="Table2.A2" office:value-type="string">
            <text:p text:style-name="P37">Intra object overlap</text:p>
          </table:table-cell>
          <table:table-cell table:style-name="Table2.A2" office:value-type="string">
            <text:p text:style-name="P29">0.012044 </text:p>
          </table:table-cell>
          <table:table-cell table:style-name="Table2.C2" office:value-type="string">
            <text:p text:style-name="P29">0.12281 </text:p>
          </table:table-cell>
        </table:table-row>
        <table:table-row>
          <table:table-cell table:style-name="Table2.A2" office:value-type="string">
            <text:p text:style-name="P37">Object classification accuracy</text:p>
          </table:table-cell>
          <table:table-cell table:style-name="Table2.A2" office:value-type="string">
            <text:p text:style-name="P29">1%</text:p>
          </table:table-cell>
          <table:table-cell table:style-name="Table2.C2" office:value-type="string">
            <text:p text:style-name="P29">97.7% </text:p>
          </table:table-cell>
        </table:table-row>
        <table:table-row>
          <table:table-cell table:style-name="Table2.A2" office:value-type="string">
            <text:p text:style-name="P37">Average synapses on proximal segments</text:p>
          </table:table-cell>
          <table:table-cell table:style-name="Table2.A2" office:value-type="string">
            <text:p text:style-name="P37">4</text:p>
          </table:table-cell>
          <table:table-cell table:style-name="Table2.C2" office:value-type="string">
            <text:p text:style-name="P37">60</text:p>
          </table:table-cell>
        </table:table-row>
      </table:table>
      <text:p text:style-name="P44">Table 2.<text:span text:style-name="T21"> <text:s/>Model performance. <text:s/>The</text:span> intra object overlap is significantly greater than the inter object overlap after training.</text:p>
      <text:p text:style-name="P35"/>
      <text:p text:style-name="P32">Experiment: I <text:span text:style-name="T23">turned off </text:span>the <text:span text:style-name="T24">mechanism</text:span> for <text:span text:style-name="T25">stability</text:span> and the model yielded the following results.</text:p>
      <table:table table:name="Table3" table:style-name="Table3">
        <table:table-column table:style-name="Table3.A"/>
        <table:table-column table:style-name="Table3.B"/>
        <table:table-column table:style-name="Table3.C"/>
        <table:table-row>
          <table:table-cell table:style-name="Table3.A1" office:value-type="string">
            <text:p text:style-name="P38">Metric</text:p>
          </table:table-cell>
          <table:table-cell table:style-name="Table3.A1" office:value-type="string">
            <text:p text:style-name="P38">Before Training</text:p>
          </table:table-cell>
          <table:table-cell table:style-name="Table3.C1" office:value-type="string">
            <text:p text:style-name="P38">After Training</text:p>
          </table:table-cell>
        </table:table-row>
        <table:table-row>
          <table:table-cell table:style-name="Table3.A2" office:value-type="string">
            <text:p text:style-name="P38">Inter object overlap</text:p>
          </table:table-cell>
          <table:table-cell table:style-name="Table3.A2" office:value-type="string">
            <text:p text:style-name="P30">0.011494 </text:p>
          </table:table-cell>
          <table:table-cell table:style-name="Table3.C2" office:value-type="string">
            <text:p text:style-name="P30">0.0092702 </text:p>
          </table:table-cell>
        </table:table-row>
        <table:table-row>
          <table:table-cell table:style-name="Table3.A2" office:value-type="string">
            <text:p text:style-name="P38">Intra object overlap</text:p>
          </table:table-cell>
          <table:table-cell table:style-name="Table3.A2" office:value-type="string">
            <text:p text:style-name="P30">0.011899 </text:p>
          </table:table-cell>
          <table:table-cell table:style-name="Table3.C2" office:value-type="string">
            <text:p text:style-name="P30">0.0089444 </text:p>
          </table:table-cell>
        </table:table-row>
        <table:table-row>
          <table:table-cell table:style-name="Table3.A2" office:value-type="string">
            <text:p text:style-name="P38">Object classification accuracy</text:p>
          </table:table-cell>
          <table:table-cell table:style-name="Table3.A2" office:value-type="string">
            <text:p text:style-name="P30">1<text:span text:style-name="T20">.</text:span>2<text:span text:style-name="T20">%</text:span></text:p>
          </table:table-cell>
          <table:table-cell table:style-name="Table3.C2" office:value-type="string">
            <text:p text:style-name="P30">96<text:span text:style-name="T28">.</text:span>7<text:span text:style-name="T28">%</text:span></text:p>
          </table:table-cell>
        </table:table-row>
        <table:table-row>
          <table:table-cell table:style-name="Table3.A2" office:value-type="string">
            <text:p text:style-name="P38">Average synapses on proximal segments</text:p>
          </table:table-cell>
          <table:table-cell table:style-name="Table3.A2" office:value-type="string">
            <text:p text:style-name="P30">4</text:p>
          </table:table-cell>
          <table:table-cell table:style-name="Table3.C2" office:value-type="string">
            <text:p text:style-name="P30">37</text:p>
          </table:table-cell>
        </table:table-row>
      </table:table>
      <text:p text:style-name="P32">Table 3: Without the <text:span text:style-name="T24">mechanism</text:span> for <text:span text:style-name="T25">stability</text:span>, training does not increase the intra<text:span text:style-name="T21"> </text:span>object overlap. <text:s/><text:span text:style-name="T23">Also </text:span>the SP is able to classify the objects using fewer synapses. <text:s/></text:p>
      <text:p text:style-name="P25"/>
      <text:p text:style-name="P24">Experiment: <text:span text:style-name="T22">I r</text:span>educe <text:span text:style-name="T22">the number of proximal segments to one and the model yielded the following results.</text:span></text:p>
      <table:table table:name="Table4" table:style-name="Table4">
        <table:table-column table:style-name="Table4.A"/>
        <table:table-column table:style-name="Table4.B"/>
        <table:table-column table:style-name="Table4.C"/>
        <table:table-row>
          <table:table-cell table:style-name="Table4.A1" office:value-type="string">
            <text:p text:style-name="P38">Metric</text:p>
          </table:table-cell>
          <table:table-cell table:style-name="Table4.A1" office:value-type="string">
            <text:p text:style-name="P38">Before Training</text:p>
          </table:table-cell>
          <table:table-cell table:style-name="Table4.C1" office:value-type="string">
            <text:p text:style-name="P38">After Training</text:p>
          </table:table-cell>
        </table:table-row>
        <table:table-row>
          <table:table-cell table:style-name="Table4.A2" office:value-type="string">
            <text:p text:style-name="P38">Inter object overlap</text:p>
          </table:table-cell>
          <table:table-cell table:style-name="Table4.A2" office:value-type="string">
            <text:p text:style-name="P30">0.013396 </text:p>
          </table:table-cell>
          <table:table-cell table:style-name="Table4.C2" office:value-type="string">
            <text:p text:style-name="P30">0.0094570</text:p>
          </table:table-cell>
        </table:table-row>
        <table:table-row>
          <table:table-cell table:style-name="Table4.A2" office:value-type="string">
            <text:p text:style-name="P38">Intra object overlap</text:p>
          </table:table-cell>
          <table:table-cell table:style-name="Table4.A2" office:value-type="string">
            <text:p text:style-name="P30">0.013288 </text:p>
          </table:table-cell>
          <table:table-cell table:style-name="Table4.C2" office:value-type="string">
            <text:p text:style-name="P30">0.017488</text:p>
          </table:table-cell>
        </table:table-row>
        <table:table-row>
          <table:table-cell table:style-name="Table4.A2" office:value-type="string">
            <text:p text:style-name="P38">Object classification accuracy</text:p>
          </table:table-cell>
          <table:table-cell table:style-name="Table4.A2" office:value-type="string">
            <text:p text:style-name="P30">0<text:span text:style-name="T28">.</text:span>8<text:span text:style-name="T28">%</text:span></text:p>
          </table:table-cell>
          <table:table-cell table:style-name="Table4.C2" office:value-type="string">
            <text:p text:style-name="P30">97<text:span text:style-name="T28">.</text:span>3<text:span text:style-name="T28">%</text:span></text:p>
          </table:table-cell>
        </table:table-row>
        <table:table-row>
          <table:table-cell table:style-name="Table4.A2" office:value-type="string">
            <text:p text:style-name="P38">Average synapses on proximal segments</text:p>
          </table:table-cell>
          <table:table-cell table:style-name="Table4.A2" office:value-type="string">
            <text:p text:style-name="P31">4</text:p>
          </table:table-cell>
          <table:table-cell table:style-name="Table4.C2" office:value-type="string">
            <text:p text:style-name="P30">182</text:p>
          </table:table-cell>
        </table:table-row>
      </table:table>
      <text:p text:style-name="P32">Table 4.<text:span text:style-name="T23"> <text:s/>With fewer proximal segments, each proximal segment takes on many more synapses. <text:s/>The intra object overlap is significantly reduced but is still greater than it is without the mechanism for stability. <text:s/></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m </meta:initial-creator>
    <meta:creation-date>2017-10-24T12:48:44.224680670</meta:creation-date>
    <dc:date>2017-12-01T10:32:53.829181544</dc:date>
    <dc:creator>dm </dc:creator>
    <meta:editing-duration>P1DT2H12M35S</meta:editing-duration>
    <meta:editing-cycles>77</meta:editing-cycles>
    <meta:generator>LibreOffice/4.2.8.2$Linux_X86_64 LibreOffice_project/420m0$Build-2</meta:generator>
    <meta:document-statistic meta:table-count="4" meta:image-count="0" meta:object-count="0" meta:page-count="3" meta:paragraph-count="118" meta:word-count="1090" meta:character-count="7217" meta:non-whitespace-character-count="6158"/>
  </office:meta>
</office:document-meta>
</file>